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4.0319in"/>
    </style:style>
    <style:style style:name="co3" style:family="table-column">
      <style:table-column-properties fo:break-before="auto" style:column-width="2.2862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3.04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ForkMountSPI_20_v0.6.0">
      <style:table-properties table:display="true" style:writing-mode="lr-tb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cccccc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33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3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kMountSPI v0.6.0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18" office:value-type="string" calcext:value-type="string">
            <text:p>Labels</text:p>
          </table:table-cell>
          <table:table-cell table:style-name="ce120" office:value-type="string" calcext:value-type="string">
            <text:p>Part</text:p>
          </table:table-cell>
          <table:table-cell table:style-name="ce118" office:value-type="string" calcext:value-type="string">
            <text:p>Source</text:p>
          </table:table-cell>
          <table:table-cell table:style-name="ce118" office:value-type="string" calcext:value-type="string">
            <text:p>2nd Source</text:p>
          </table:table-cell>
          <table:table-cell table:style-name="ce129"/>
          <table:table-cell table:style-name="ce118"/>
          <table:table-cell table:style-name="ce134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C1, C2</text:p>
          </table:table-cell>
          <table:table-cell table:style-name="ce121" office:value-type="string" calcext:value-type="string">
            <text:p>100uF/35V</text:p>
          </table:table-cell>
          <table:table-cell table:style-name="ce5" table:formula="of:=HYPERLINK(&quot;https://www.digikey.com/en/products/detail/w-rth-elektronik/860010573007/5728686&quot;; &quot;Digikey: 732-8737-1-ND&quot;)" office:value-type="string" office:string-value="Digikey: 732-8737-1-ND" calcext:value-type="string">
            <text:p>Digikey: 732-8737-1-ND</text:p>
          </table:table-cell>
          <table:table-cell/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121" office:value-type="string" calcext:value-type="string">
            <text:p>0603 0.1uF/10V capacitor</text:p>
          </table:table-cell>
          <table:table-cell table:style-name="ce124" table:formula="of:=HYPERLINK(&quot;https://www.digikey.com/product-detail/en/samsung-electro-mechanics/CL10B104KB8NNNC/1276-1000-1-ND/3889086&quot;; &quot;Digikey: 1276-1000-1-ND&quot;)" office:value-type="string" office:string-value="Digikey: 1276-1000-1-ND" calcext:value-type="string">
            <text:p>Digikey: 1276-1000-1-ND</text:p>
          </table:table-cell>
          <table:table-cell/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CON1</text:p>
          </table:table-cell>
          <table:table-cell table:style-name="ce121" office:value-type="string" calcext:value-type="string">
            <text:p>DC 5.1mm power jack</text:p>
          </table:table-cell>
          <table:table-cell table:style-name="ce124" table:formula="of:=HYPERLINK(&quot;http://www.digikey.com/product-detail/en/cui-inc/PJ-202A/CP-202A-ND/252007&quot;; &quot;Digikey: CP-202A-ND&quot;)" office:value-type="string" office:string-value="Digikey: CP-202A-ND" calcext:value-type="string">
            <text:p>Digikey: CP-202A-ND</text:p>
          </table:table-cell>
          <table:table-cell/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10" office:value-type="string" calcext:value-type="string">
            <text:p>6P6C - RJ12 socket</text:p>
          </table:table-cell>
          <table:table-cell table:style-name="ce5" table:formula="of:=HYPERLINK(&quot;https://www.digikey.com/product-detail/en/assmann-wsw-components/A-2004-1-4-LP-N-R/AE10383-ND/2183634&quot;; &quot;Digikey: AE10383-ND&quot;)" office:value-type="string" office:string-value="Digikey: AE10383-ND" calcext:value-type="string">
            <text:p>Digikey: AE10383-ND</text:p>
          </table:table-cell>
          <table:table-cell table:style-name="ce5" table:formula="of:=HYPERLINK(&quot;https://www.sparkfun.com/products/132&quot;; &quot;Sparkfun: 132&quot;)" office:value-type="string" office:string-value="Sparkfun: 132" calcext:value-type="string">
            <text:p>Sparkfun: 132</text:p>
          </table:table-cell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J2</text:p>
          </table:table-cell>
          <table:table-cell table:style-name="ce10" office:value-type="string" calcext:value-type="string">
            <text:p>2x20 tall female header .1 pitch ( 5mm x 51mm x 16.5mm / 0.2" x 2" x 0.65") 13.5mm insulator</text:p>
          </table:table-cell>
          <table:table-cell table:style-name="ce5" table:formula="of:=HYPERLINK(&quot;https://www.digikey.com/en/products/detail/sparkfun-electronics/PRT-16764/12686344&quot;; &quot;Digikey: 1568-PRT-16764-ND&quot;)" office:value-type="string" office:string-value="Digikey: 1568-PRT-16764-ND" calcext:value-type="string">
            <text:p>Digikey: 1568-PRT-16764-ND</text:p>
          </table:table-cell>
          <table:table-cell table:style-name="ce125" table:formula="of:=HYPERLINK(&quot;https://www.adafruit.com/product/1992&quot;; &quot;Adafruit: 1992&quot;)" office:value-type="string" office:string-value="Adafruit: 1992" calcext:value-type="string">
            <text:p>Adafruit: 1992</text:p>
          </table:table-cell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W1</text:p>
          </table:table-cell>
          <table:table-cell table:style-name="ce10" office:value-type="string" calcext:value-type="string">
            <text:p>Rocker Switch SPST Right Angle</text:p>
          </table:table-cell>
          <table:table-cell table:style-name="ce5" table:formula="of:=HYPERLINK(&quot;https://www.digikey.com/product-detail/en/e-switch/RA1H1C112R/EG5626-ND/3778069&quot;; &quot;Digikey: EG5626-ND&quot;)" office:value-type="string" office:string-value="Digikey: EG5626-ND" calcext:value-type="string">
            <text:p>Digikey: EG5626-ND</text:p>
          </table:table-cell>
          <table:table-cell/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10" office:value-type="string" calcext:value-type="string">
            <text:p>5V, 3.5A Step-Down Voltage Regulator Module</text:p>
          </table:table-cell>
          <table:table-cell table:style-name="ce5" table:formula="of:=HYPERLINK(&quot;https://www.sparkfun.com/products/21256&quot;; &quot;Sparkfun: COM-21256&quot;)" office:value-type="string" office:string-value="Sparkfun: COM-21256" calcext:value-type="string">
            <text:p>Sparkfun: COM-21256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U2*</text:p>
          </table:table-cell>
          <table:table-cell table:style-name="ce10" office:value-type="string" calcext:value-type="string">
            <text:p>Heat Sink</text:p>
          </table:table-cell>
          <table:table-cell table:number-columns-repeated="2"/>
          <table:table-cell table:style-name="ce130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U2**</text:p>
          </table:table-cell>
          <table:table-cell table:style-name="ce10" office:value-type="string" calcext:value-type="string">
            <text:p>5V, 2.5A Step-Down Voltage Regulator Module</text:p>
          </table:table-cell>
          <table:table-cell table:style-name="ce5" table:formula="of:=HYPERLINK(&quot;https://www.pololu.com/product/2858&quot;; &quot;Pololu: D24V22F5&quot;)" office:value-type="string" office:string-value="Pololu: D24V22F5" calcext:value-type="string">
            <text:p>Pololu: D24V22F5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121" office:value-type="string" calcext:value-type="string">
            <text:p>Teensy 4.0</text:p>
          </table:table-cell>
          <table:table-cell table:style-name="ce124" table:formula="of:=HYPERLINK(&quot;https://www.pjrc.com/store/teensy40.html&quot;; &quot;PJRC: Teensy 4.0&quot;)" office:value-type="string" office:string-value="PJRC: Teensy 4.0" calcext:value-type="string">
            <text:p>PJRC: Teensy 4.0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3" office:value-type="string" calcext:value-type="string">
            <text:p>U3*</text:p>
          </table:table-cell>
          <table:table-cell table:style-name="ce10"/>
          <table:table-cell table:number-columns-repeated="2"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U4, U5</text:p>
          </table:table-cell>
          <table:table-cell table:style-name="ce10" office:value-type="string" calcext:value-type="string">
            <text:p>TMC5160 BigTree driver carrier</text:p>
          </table:table-cell>
          <table:table-cell table:style-name="ce5" table:formula="of:=HYPERLINK(&quot;https://www.aliexpress.us/item/3256803165301348.html?gatewayAdapt=glo2usa4itemAdapt&quot;; &quot;Bigtree TMC5160&quot;)" office:value-type="string" office:string-value="Bigtree TMC5160" calcext:value-type="string">
            <text:p>Bigtree TMC5160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U4*, U5*</text:p>
          </table:table-cell>
          <table:table-cell table:style-name="ce10" office:value-type="string" calcext:value-type="string">
            <text:p>01x08 0.1 pitch Female Headers</text:p>
          </table:table-cell>
          <table:table-cell table:style-name="ce125" table:formula="of:=HYPERLINK(&quot;https://www.digikey.com/en/products/detail/w%C3%BCrth-elektronik/61300811821/17737805&quot;; &quot;Digikey: 732-61300811821-ND&quot;)" office:value-type="string" office:string-value="Digikey: 732-61300811821-ND" calcext:value-type="string">
            <text:p>Digikey: 732-61300811821-ND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J3, J6</text:p>
          </table:table-cell>
          <table:table-cell table:style-name="ce10" office:value-type="string" calcext:value-type="string">
            <text:p>01x04 0.1 pitch JST Male</text:p>
          </table:table-cell>
          <table:table-cell table:number-columns-repeated="2"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J4, J5</text:p>
          </table:table-cell>
          <table:table-cell table:style-name="ce10" office:value-type="string" calcext:value-type="string">
            <text:p>01x06 0.1 inch pitch JST male</text:p>
          </table:table-cell>
          <table:table-cell table:number-columns-repeated="2"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U7</text:p>
          </table:table-cell>
          <table:table-cell table:style-name="ce10" office:value-type="string" calcext:value-type="string">
            <text:p>16-SOIC Quad differential RX 3.3v</text:p>
          </table:table-cell>
          <table:table-cell table:style-name="ce5" table:formula="of:=HYPERLINK(&quot;https://www.digikey.com/product-detail/en/texas-instruments/AM26LV32CDRG4/296-46285-1-ND/7033460&quot;; &quot;Digikey: 296-46285-1-ND&quot;)" office:value-type="string" office:string-value="Digikey: 296-46285-1-ND" calcext:value-type="string">
            <text:p>Digikey: 296-46285-1-ND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10" office:value-type="string" calcext:value-type="string">
            <text:p>Zener 10V, SOD123</text:p>
          </table:table-cell>
          <table:table-cell table:style-name="ce5" table:formula="of:=HYPERLINK(&quot;https://www.digikey.com/en/products/detail/micro-commercial-co/BZT52C10-TP/806052&quot;; &quot;Digikey: BZT52C10-TPMSCT-ND&quot;)" office:value-type="string" office:string-value="Digikey: BZT52C10-TPMSCT-ND" calcext:value-type="string">
            <text:p>Digikey: BZT52C10-TPMSCT-ND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10" office:value-type="string" calcext:value-type="string">
            <text:p>P-CH MOSFET, TO-236</text:p>
          </table:table-cell>
          <table:table-cell table:style-name="ce5" table:formula="of:=HYPERLINK(&quot;https://www.digikey.com/en/products/detail/vishay-siliconix/SI2369DS-T1-GE3/4327735&quot;; &quot;Digikey: SI2369DS-T1-GE3￼&quot;)" office:value-type="string" office:string-value="Digikey: SI2369DS-T1-GE3￼" calcext:value-type="string">
            <text:p>Digikey: SI2369DS-T1-GE3￼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0.1" pitch male headers</text:p>
          </table:table-cell>
          <table:table-cell table:style-name="ce5" table:formula="of:=HYPERLINK(&quot;https://www.digikey.com/product-detail/en/4-103327-0/A26514-40-ND/297924&quot;; &quot;Digikey: A26514-40-ND&quot;)" office:value-type="string" office:string-value="Digikey: A26514-40-ND" calcext:value-type="string">
            <text:p>Digikey: A26514-40-ND</text:p>
          </table:table-cell>
          <table:table-cell/>
          <table:table-cell table:style-name="ce130"/>
          <table:table-cell table:number-columns-repeated="1019"/>
        </table:table-row>
        <table:table-row table:style-name="ro4">
          <table:table-cell table:style-name="ce3" office:value-type="string" calcext:value-type="string">
            <text:p>R1, R2</text:p>
          </table:table-cell>
          <table:table-cell table:style-name="ce3" office:value-type="string" calcext:value-type="string">
            <text:p>4.7k 0603 resistor</text:p>
          </table:table-cell>
          <table:table-cell table:style-name="ce5" table:formula="of:=HYPERLINK(&quot;https://www.digikey.com/en/products/detail/walsin-technology-corporation/WR06X472-JTL/13242044&quot;; &quot;Digikey: 1292-WR06X472JTLCT-ND&quot;)" office:value-type="string" office:string-value="Digikey: 1292-WR06X472JTLCT-ND" calcext:value-type="string">
            <text:p>Digikey: 1292-WR06X472JTLCT-ND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R3, R4, R5, R6, R7, R8, R9, R10, R11, R12, R13, R14</text:p>
          </table:table-cell>
          <table:table-cell table:style-name="ce10" office:value-type="string" calcext:value-type="string">
            <text:p>47 0603 resistor</text:p>
          </table:table-cell>
          <table:table-cell table:style-name="ce5" table:formula="of:=HYPERLINK(&quot;https://www.digikey.com/en/products/detail/walsin-technology-corporation/WR06X470-JTL/13241762&quot;; &quot;Digikey: 1292-WR06X470JTLCT-ND&quot;)" office:value-type="string" office:string-value="Digikey: 1292-WR06X470JTLCT-ND" calcext:value-type="string">
            <text:p>Digikey: 1292-WR06X470JTLCT-ND</text:p>
          </table:table-cell>
          <table:table-cell/>
          <table:table-cell table:style-name="ce131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R15</text:p>
          </table:table-cell>
          <table:table-cell table:style-name="ce10" office:value-type="string" calcext:value-type="string">
            <text:p>100k 0603 resistor</text:p>
          </table:table-cell>
          <table:table-cell table:style-name="ce5" table:formula="of:=HYPERLINK(&quot;https://www.digikey.com/en/products/detail/bourns-inc/CR0603-JW-104ELF/2345098&quot;; &quot;Digikey: CR0603-JW-104ELFCT-ND&quot;)" office:value-type="string" office:string-value="Digikey: CR0603-JW-104ELFCT-ND" calcext:value-type="string">
            <text:p>Digikey: CR0603-JW-104ELFCT-ND</text:p>
          </table:table-cell>
          <table:table-cell/>
          <table:table-cell table:style-name="ce131"/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Raspberry Pi 3</text:p>
          </table:table-cell>
          <table:table-cell table:number-columns-repeated="2"/>
          <table:table-cell table:style-name="ce131"/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16 Gig Class 10+ micro sd card</text:p>
          </table:table-cell>
          <table:table-cell table:style-name="ce5" table:formula="of:=HYPERLINK(&quot;https://www.amazon.com/Sandisk-Ultra-Micro-UHS-I-Adapter/dp/B073K14CVB/ref=sr_1_2?s=pc&amp;ie=UTF8&amp;qid=1527012013&amp;sr=1-2&amp;keywords=micro+sd+card&amp;refinements=p_n_feature_two_browse-bin%3A6518303011&quot;; &quot;Amazon: 16GB MicroSD card&quot;)" office:value-type="string" office:string-value="Amazon: 16GB MicroSD card" calcext:value-type="string">
            <text:p>Amazon: 16GB MicroSD card</text:p>
          </table:table-cell>
          <table:table-cell/>
          <table:table-cell table:style-name="ce130"/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Electronics enclosure</text:p>
          </table:table-cell>
          <table:table-cell table:style-name="ce3" office:value-type="string" calcext:value-type="string">
            <text:p>3d printed, using PLA or PETG</text:p>
          </table:table-cell>
          <table:table-cell/>
          <table:table-cell table:style-name="ce131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1"/>
          <table:table-cell table:number-columns-repeated="1019"/>
        </table:table-row>
        <table:table-row table:style-name="ro4">
          <table:table-cell table:number-columns-repeated="4"/>
          <table:table-cell table:style-name="ce131"/>
          <table:table-cell table:number-columns-repeated="1019"/>
        </table:table-row>
        <table:table-row table:style-name="ro4">
          <table:table-cell/>
          <table:table-cell table:style-name="ce10"/>
          <table:table-cell table:style-name="ce4" table:formula="of:=HYPERLINK(&quot;https://www.digikey.com/en/products/detail/sullins-connector-solutions/PPTC141LFBN-RC/810152&quot;; &quot;Digikey: S7012-ND&quot;)" office:value-type="string" office:string-value="Digikey: S7012-ND" calcext:value-type="string">
            <text:p>Digikey: S7012-ND</text:p>
          </table:table-cell>
          <table:table-cell/>
          <table:table-cell table:style-name="ce131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1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Misc wires,heat shrink, solder</text:p>
          </table:table-cell>
          <table:table-cell table:number-columns-repeated="2"/>
          <table:table-cell table:style-name="ce131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 table:style-name="ce1" office:value-type="string" calcext:value-type="string">
            <text:p>TOTAL:</text:p>
          </table:table-cell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/>
          <table:table-cell table:style-name="ce121"/>
          <table:table-cell table:style-name="ce124"/>
          <table:table-cell/>
          <table:table-cell table:style-name="ce130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1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s://www.digikey.com/en/products/detail/advanced-thermal-solutions-inc/ATS-EXL58-300-R0/5848390" xlink:type="simple">https://www.digikey.com/en/products/detail/advanced-thermal-solutions-inc/ATS-EXL58-300-R0/5848390</text:a></text:p>
          </table:table-cell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 table:style-name="ce3" office:value-type="string" calcext:value-type="string">
            <text:p>Dual Brushed motor driver</text:p>
          </table:table-cell>
          <table:table-cell table:style-name="ce10"/>
          <table:table-cell table:style-name="ce5" table:formula="of:=HYPERLINK(&quot;https://www.pololu.com/product/1213&quot;; &quot;Pololu: Dual MC33926&quot;)" office:value-type="string" office:string-value="Pololu: Dual MC33926" calcext:value-type="string">
            <text:p>Pololu: Dual MC33926</text:p>
          </table:table-cell>
          <table:table-cell/>
          <table:table-cell table:style-name="ce130"/>
          <table:table-cell table:number-columns-repeated="1019"/>
        </table:table-row>
        <table:table-row table:style-name="ro4" table:number-rows-repeated="4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4">
          <table:table-cell table:style-name="ce3" office:value-type="string" calcext:value-type="string">
            <text:p>Depricated</text:p>
          </table:table-cell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1">
          <table:table-cell table:style-name="ce119" office:value-type="string" calcext:value-type="string">
            <text:p>C1</text:p>
          </table:table-cell>
          <table:table-cell table:style-name="ce122" office:value-type="string" calcext:value-type="string">
            <text:p>100uF/35V capacitor, 8.3mmx8.3mm land size</text:p>
          </table:table-cell>
          <table:table-cell table:style-name="ce126" table:formula="of:=HYPERLINK(&quot;https://www.digikey.com/en/products/detail/w%C3%BCrth-elektronik/865080545012/5728106&quot;; &quot;Digikey: 732-8511-1-ND&quot;)" office:value-type="string" office:string-value="Digikey: 732-8511-1-ND" calcext:value-type="string">
            <text:p>Digikey: 732-8511-1-ND</text:p>
          </table:table-cell>
          <table:table-cell table:style-name="ce128"/>
          <table:table-cell table:style-name="ce132"/>
          <table:table-cell table:style-name="ce128" table:number-columns-repeated="4"/>
          <table:table-cell table:number-columns-repeated="1015"/>
        </table:table-row>
        <table:table-row table:style-name="ro2">
          <table:table-cell table:style-name="ce119" office:value-type="string" calcext:value-type="string">
            <text:p>U2</text:p>
          </table:table-cell>
          <table:table-cell table:style-name="ce123" office:value-type="string" calcext:value-type="string">
            <text:p>5V, 2.5A Step-Down Voltage Regulator Module</text:p>
          </table:table-cell>
          <table:table-cell table:style-name="ce126" table:formula="of:=HYPERLINK(&quot;https://www.pololu.com/product/2858&quot;; &quot;Pololu: D24V22F5&quot;)" office:value-type="string" office:string-value="Pololu: D24V22F5" calcext:value-type="string">
            <text:p>Pololu: D24V22F5</text:p>
          </table:table-cell>
          <table:table-cell table:style-name="ce128"/>
          <table:table-cell table:style-name="ce132"/>
          <table:table-cell table:style-name="ce128" table:number-columns-repeated="3"/>
          <table:table-cell table:style-name="ce119"/>
          <table:table-cell table:number-columns-repeated="1015"/>
        </table:table-row>
        <table:table-row table:style-name="ro2">
          <table:table-cell table:style-name="ce119" office:value-type="string" calcext:value-type="string">
            <text:p>U3</text:p>
          </table:table-cell>
          <table:table-cell table:style-name="ce123" office:value-type="string" calcext:value-type="string">
            <text:p>Teensy LC</text:p>
          </table:table-cell>
          <table:table-cell table:style-name="ce126" table:formula="of:=HYPERLINK(&quot;https://www.pjrc.com/teensy/teensyLC.html&quot;; &quot;PJRC: TeensyLC&quot;)" office:value-type="string" office:string-value="PJRC: TeensyLC" calcext:value-type="string">
            <text:p>PJRC: TeensyLC</text:p>
          </table:table-cell>
          <table:table-cell table:style-name="ce128"/>
          <table:table-cell table:style-name="ce132"/>
          <table:table-cell table:style-name="ce128" table:number-columns-repeated="3"/>
          <table:table-cell table:style-name="ce119"/>
          <table:table-cell table:number-columns-repeated="1015"/>
        </table:table-row>
        <table:table-row table:style-name="ro1">
          <table:table-cell table:style-name="ce119" office:value-type="string" calcext:value-type="string">
            <text:p>U4, U5 (option 1)</text:p>
          </table:table-cell>
          <table:table-cell table:style-name="ce122" office:value-type="string" calcext:value-type="string">
            <text:p>Pololu A4988 motor driver carrier</text:p>
          </table:table-cell>
          <table:table-cell table:style-name="ce127" table:formula="of:=HYPERLINK(&quot;https://www.pololu.com/product/1182&quot;; &quot;Pololu 1182&quot;)" office:value-type="string" office:string-value="Pololu 1182" calcext:value-type="string">
            <text:p>Pololu 1182</text:p>
          </table:table-cell>
          <table:table-cell table:style-name="ce128"/>
          <table:table-cell table:style-name="ce132"/>
          <table:table-cell table:style-name="ce128" table:number-columns-repeated="4"/>
          <table:table-cell table:number-columns-repeated="1015"/>
        </table:table-row>
        <table:table-row table:style-name="ro2">
          <table:table-cell table:style-name="ce119" office:value-type="string" calcext:value-type="string">
            <text:p>U4, U5 (option 2)</text:p>
          </table:table-cell>
          <table:table-cell table:style-name="ce123" office:value-type="string" calcext:value-type="string">
            <text:p>Pololu TB67S249FTG</text:p>
          </table:table-cell>
          <table:table-cell table:style-name="ce126" table:formula="of:=HYPERLINK(&quot;https://www.pololu.com/product/3096&quot;; &quot;Pololu: TB67S249FTG&quot;)" office:value-type="string" office:string-value="Pololu: TB67S249FTG" calcext:value-type="string">
            <text:p>Pololu: TB67S249FTG</text:p>
          </table:table-cell>
          <table:table-cell table:style-name="ce128"/>
          <table:table-cell table:style-name="ce133"/>
          <table:table-cell table:style-name="ce128" table:number-columns-repeated="2"/>
          <table:table-cell table:style-name="ce119" table:number-columns-repeated="2"/>
          <table:table-cell table:number-columns-repeated="1015"/>
        </table:table-row>
        <table:table-row table:style-name="ro4" table:number-rows-repeated="967">
          <table:table-cell/>
          <table:table-cell table:style-name="ce10"/>
          <table:table-cell table:number-columns-repeated="2"/>
          <table:table-cell table:style-name="ce130"/>
          <table:table-cell table:number-columns-repeated="1019"/>
        </table:table-row>
        <table:table-row table:style-name="ro5" table:number-rows-repeated="1047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3:16:51.632590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_20_Inventory" style:display-name="PageStyle_SST 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XTA" style:display-name="PageStyle_NEX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sky_20_Heater_20_JLCPCBBOM" style:display-name="PageStyle_Allsky Heater JLCPCB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sky_20_costs" style:display-name="PageStyle_Allsky co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sky_20_worktime" style:display-name="PageStyle_Allsky workti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SPI_20_v0.6.0" style:display-name="PageStyle_ForkMountSPI v0.6.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5_20_v0.1.2" style:display-name="PageStyle_ForkMountPrototype5 v0.1.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mote_20_CoverFlat_20_5_22_" style:display-name="PageStyle_Remote CoverFlat 5&quot;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ndPadv0.0.1" style:display-name="PageStyle_HandPadv0.0.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5" style:display-name="PageStyle_ForkMountPrototype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4" style:display-name="PageStyle_ForkMountPrototype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5_20_v0.0.7" style:display-name="PageStyle_ForkMountPrototype5 v0.0.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_20_GuidePort" style:display-name="PageStyle_SST Guid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v2.2.1" style:display-name="PageStyle_SSTv2.2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" style:display-name="PageStyle_ForkMou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gAcellPolarAligner" style:display-name="PageStyle_MagAcellPolarAlign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v2.0_20_controldriver" style:display-name="PageStyle_SSTv2.0 controldriv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ser" style:display-name="PageStyle_La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therStation" style:display-name="PageStyle_WeatherSt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03T13:17:19.442525936</dc:date>
    <meta:editing-duration>PT1M23S</meta:editing-duration>
    <meta:editing-cycles>2</meta:editing-cycles>
    <meta:document-statistic meta:table-count="1" meta:cell-count="93" meta:object-count="0"/>
  </office:meta>
</office:document-meta>
</file>